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F" svg:font-family="" style:font-family-generic="roman"/>
    <style:font-face style:name="Menlo" svg:font-family="Menlo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8cm"/>
    </style:style>
    <style:style style:name="co10" style:family="table-column">
      <style:table-column-properties fo:break-before="auto" style:column-width="2.066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SimSun" style:font-name-complex="Lucida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5"/>
        <table:table-column table:style-name="co11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8"/>
          <table:table-cell table:style-name="ce4" office:value-type="string" calcext:value-type="string" table:number-columns-spanned="2" table:number-rows-spanned="1">
            <text:p>Track 0 Side 0</text:p>
          </table:table-cell>
          <table:covered-table-cell/>
          <table:table-cell table:style-name="ce4" office:value-type="string" calcext:value-type="string" table:number-columns-spanned="2" table:number-rows-spanned="1">
            <text:p>Track 0 Side 1</text:p>
          </table:table-cell>
          <table:covered-table-cell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sk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ectors</text:p>
          </table:table-cell>
          <table:table-cell table:style-name="Default" office:value-type="string" calcext:value-type="string">
            <text:p>Bytes</text:p>
          </table:table-cell>
          <table:table-cell office:value-type="string" calcext:value-type="string">
            <text:p>Bytes%5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Apple standard floppy format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pple32SS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G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]*[.F4]*[.G4]" office:value-type="float" office:value="455" calcext:value-type="float">
            <text:p>455</text:p>
          </table:table-cell>
          <table:table-cell table:formula="of:=[.D4]*[.F4]*[.G4]*[.H4]" office:value-type="float" office:value="116480" calcext:value-type="float">
            <text:p>116480</text:p>
          </table:table-cell>
          <table:table-cell table:formula="of:=MOD([.N4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32DS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G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5]*[.F5]*[.G5]" office:value-type="float" office:value="910" calcext:value-type="float">
            <text:p>910</text:p>
          </table:table-cell>
          <table:table-cell table:formula="of:=[.D5]*[.F5]*[.G5]*[.H5]" office:value-type="float" office:value="232960" calcext:value-type="float">
            <text:p>232960</text:p>
          </table:table-cell>
          <table:table-cell table:formula="of:=MOD([.N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33SS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G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6]*[.F6]*[.G6]" office:value-type="float" office:value="560" calcext:value-type="float">
            <text:p>560</text:p>
          </table:table-cell>
          <table:table-cell table:formula="of:=[.D6]*[.F6]*[.G6]*[.H6]" office:value-type="float" office:value="143360" calcext:value-type="float">
            <text:p>143360</text:p>
          </table:table-cell>
          <table:table-cell table:formula="of:=MOD([.N6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33DS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G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7]*[.F7]*[.G7]" office:value-type="float" office:value="1120" calcext:value-type="float">
            <text:p>1120</text:p>
          </table:table-cell>
          <table:table-cell table:formula="of:=[.D7]*[.F7]*[.G7]*[.H7]" office:value-type="float" office:value="286720" calcext:value-type="float">
            <text:p>286720</text:p>
          </table:table-cell>
          <table:table-cell table:formula="of:=MOD([.N7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SonySS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G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AR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table:style-name="Default" table:formula="of:=[.M8]*[.H8]" office:value-type="float" office:value="409600" calcext:value-type="float">
            <text:p>409600</text:p>
          </table:table-cell>
          <table:table-cell table:formula="of:=MOD([.N8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SonyDS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G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AR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table:style-name="Default" table:formula="of:=[.M9]*[.H9]" office:value-type="float" office:value="819200" calcext:value-type="float">
            <text:p>819200</text:p>
          </table:table-cell>
          <table:table-cell table:formula="of:=MOD([.N9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FileWare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GC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table:style-name="Default"/>
          <table:table-cell table:formula="of:=MOD([.N1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IBM/Microsoft PC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OS_525_SS_DD_8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2]*[.F12]*[.G12]" office:value-type="float" office:value="320" calcext:value-type="float">
            <text:p>320</text:p>
          </table:table-cell>
          <table:table-cell table:formula="of:=[.D12]*[.F12]*[.G12]*[.H12]" office:value-type="float" office:value="163840" calcext:value-type="float">
            <text:p>163840</text:p>
          </table:table-cell>
          <table:table-cell table:formula="of:=MOD([.N1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525_SS_DD_9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3]*[.F13]*[.G13]" office:value-type="float" office:value="360" calcext:value-type="float">
            <text:p>360</text:p>
          </table:table-cell>
          <table:table-cell table:formula="of:=[.D13]*[.F13]*[.G13]*[.H13]" office:value-type="float" office:value="184320" calcext:value-type="float">
            <text:p>184320</text:p>
          </table:table-cell>
          <table:table-cell table:formula="of:=MOD([.N13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525_DS_DD_8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4]*[.F14]*[.G14]" office:value-type="float" office:value="640" calcext:value-type="float">
            <text:p>640</text:p>
          </table:table-cell>
          <table:table-cell table:formula="of:=[.D14]*[.F14]*[.G14]*[.H14]" office:value-type="float" office:value="327680" calcext:value-type="float">
            <text:p>327680</text:p>
          </table:table-cell>
          <table:table-cell table:formula="of:=MOD([.N1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525_DS_DD_9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5]*[.F15]*[.G15]" office:value-type="float" office:value="720" calcext:value-type="float">
            <text:p>720</text:p>
          </table:table-cell>
          <table:table-cell table:formula="of:=[.D15]*[.F15]*[.G15]*[.H15]" office:value-type="float" office:value="368640" calcext:value-type="float">
            <text:p>368640</text:p>
          </table:table-cell>
          <table:table-cell table:formula="of:=MOD([.N1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525_H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6]*[.F16]*[.G16]" office:value-type="float" office:value="2400" calcext:value-type="float">
            <text:p>2400</text:p>
          </table:table-cell>
          <table:table-cell table:formula="of:=[.D16]*[.F16]*[.G16]*[.H16]" office:value-type="float" office:value="1228800" calcext:value-type="float">
            <text:p>1228800</text:p>
          </table:table-cell>
          <table:table-cell table:formula="of:=MOD([.N16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35_SS_DD_8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7]*[.F17]*[.G17]" office:value-type="float" office:value="640" calcext:value-type="float">
            <text:p>640</text:p>
          </table:table-cell>
          <table:table-cell table:formula="of:=[.D17]*[.F17]*[.G17]*[.H17]" office:value-type="float" office:value="327680" calcext:value-type="float">
            <text:p>327680</text:p>
          </table:table-cell>
          <table:table-cell table:formula="of:=MOD([.N17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35_SS_DD_9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8]*[.F18]*[.G18]" office:value-type="float" office:value="720" calcext:value-type="float">
            <text:p>720</text:p>
          </table:table-cell>
          <table:table-cell table:formula="of:=[.D18]*[.F18]*[.G18]*[.H18]" office:value-type="float" office:value="368640" calcext:value-type="float">
            <text:p>368640</text:p>
          </table:table-cell>
          <table:table-cell table:formula="of:=MOD([.N18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35_DS_DD_8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19]*[.F19]*[.G19]" office:value-type="float" office:value="1280" calcext:value-type="float">
            <text:p>1280</text:p>
          </table:table-cell>
          <table:table-cell table:formula="of:=[.D19]*[.F19]*[.G19]*[.H19]" office:value-type="float" office:value="655360" calcext:value-type="float">
            <text:p>655360</text:p>
          </table:table-cell>
          <table:table-cell table:formula="of:=MOD([.N19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35_DS_DD_9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20]*[.F20]*[.G20]" office:value-type="float" office:value="1440" calcext:value-type="float">
            <text:p>1440</text:p>
          </table:table-cell>
          <table:table-cell table:formula="of:=[.D20]*[.F20]*[.G20]*[.H20]" office:value-type="float" office:value="737280" calcext:value-type="float">
            <text:p>737280</text:p>
          </table:table-cell>
          <table:table-cell table:formula="of:=MOD([.N2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35_H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21]*[.F21]*[.G21]" office:value-type="float" office:value="2880" calcext:value-type="float">
            <text:p>2880</text:p>
          </table:table-cell>
          <table:table-cell table:formula="of:=[.D21]*[.F21]*[.G21]*[.H21]" office:value-type="float" office:value="1474560" calcext:value-type="float">
            <text:p>1474560</text:p>
          </table:table-cell>
          <table:table-cell table:formula="of:=MOD([.N21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S_35_E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nded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22]*[.F22]*[.G22]" office:value-type="float" office:value="5760" calcext:value-type="float">
            <text:p>5760</text:p>
          </table:table-cell>
          <table:table-cell table:formula="of:=[.D22]*[.F22]*[.G22]*[.H22]" office:value-type="float" office:value="2949120" calcext:value-type="float">
            <text:p>2949120</text:p>
          </table:table-cell>
          <table:table-cell table:formula="of:=MOD([.N2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Microsoft non standard floppy formats</text:p>
          </table:table-cell>
          <table:covered-table-cell table:number-columns-repeated="14"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DMF</text:p>
          </table:table-cell>
          <table:table-cell table:style-name="ce2" office:value-type="string" calcext:value-type="string">
            <text:p>3,5"</text:p>
          </table:table-cell>
          <table:table-cell table:style-name="ce2" office:value-type="string" calcext:value-type="string">
            <text:p>MF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12" calcext:value-type="float">
            <text:p>512</text:p>
          </table:table-cell>
          <table:table-cell table:style-name="ce2" table:number-columns-repeated="4"/>
          <table:table-cell table:formula="of:=[.D24]*[.F24]*[.G24]" office:value-type="float" office:value="3360" calcext:value-type="float">
            <text:p>3360</text:p>
          </table:table-cell>
          <table:table-cell table:formula="of:=[.D24]*[.F24]*[.G24]*[.H24]" office:value-type="float" office:value="1720320" calcext:value-type="float">
            <text:p>1720320</text:p>
          </table:table-cell>
          <table:table-cell table:style-name="ce2" table:formula="of:=MOD([.N2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MF_82</text:p>
          </table:table-cell>
          <table:table-cell table:style-name="ce2" office:value-type="string" calcext:value-type="string">
            <text:p>3,5"</text:p>
          </table:table-cell>
          <table:table-cell table:style-name="ce2" office:value-type="string" calcext:value-type="string">
            <text:p>MF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12" calcext:value-type="float">
            <text:p>512</text:p>
          </table:table-cell>
          <table:table-cell table:style-name="ce2" table:number-columns-repeated="4"/>
          <table:table-cell table:formula="of:=[.D25]*[.F25]*[.G25]" office:value-type="float" office:value="3444" calcext:value-type="float">
            <text:p>3444</text:p>
          </table:table-cell>
          <table:table-cell table:formula="of:=[.D25]*[.F25]*[.G25]*[.H25]" office:value-type="float" office:value="1763328" calcext:value-type="float">
            <text:p>1763328</text:p>
          </table:table-cell>
          <table:table-cell table:style-name="ce2" table:formula="of:=MOD([.N2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IBM non standard floppy formats</text:p>
          </table:table-cell>
          <table:covered-table-cell table:number-columns-repeated="14"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XDF_525</text:p>
          </table:table-cell>
          <table:table-cell table:style-name="ce2" office:value-type="string" calcext:value-type="string">
            <text:p>5,25"</text:p>
          </table:table-cell>
          <table:table-cell table:style-name="ce2" office:value-type="string" calcext:value-type="string">
            <text:p>MF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AR</text:p>
          </table:table-cell>
          <table:table-cell table:style-name="ce2" table:number-columns-repeated="6"/>
          <table:table-cell table:style-name="ce2" table:formula="of:=MOD([.N27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DF_35 (real one)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</text:p>
          </table:table-cell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office:value-type="float" office:value="670" calcext:value-type="float">
            <text:p>670</text:p>
          </table:table-cell>
          <table:table-cell table:style-name="Default" office:value-type="float" office:value="1880064" calcext:value-type="float">
            <text:p>1880064</text:p>
          </table:table-cell>
          <table:table-cell table:formula="of:=MOD([.N28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DF_35 (as imaged)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29]*[.F29]*[.G29]" office:value-type="float" office:value="3680" calcext:value-type="float">
            <text:p>3680</text:p>
          </table:table-cell>
          <table:table-cell table:formula="of:=[.D29]*[.F29]*[.G29]*[.H29]" office:value-type="float" office:value="1884160" calcext:value-type="float">
            <text:p>1884160</text:p>
          </table:table-cell>
          <table:table-cell table:formula="of:=MOD([.N29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IBM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IBM23FD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table:number-columns-repeated="4"/>
          <table:table-cell table:formula="of:=[.D31]*[.F31]*[.G31]" office:value-type="float" office:value="256" calcext:value-type="float">
            <text:p>256</text:p>
          </table:table-cell>
          <table:table-cell table:formula="of:=[.D31]*[.F31]*[.G31]*[.H31]" office:value-type="float" office:value="81664" calcext:value-type="float">
            <text:p>81664</text:p>
          </table:table-cell>
          <table:table-cell table:formula="of:=MOD([.N31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33FD_128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32]*[.F32]*[.G32]" office:value-type="float" office:value="1898" calcext:value-type="float">
            <text:p>1898</text:p>
          </table:table-cell>
          <table:table-cell table:formula="of:=[.D32]*[.F32]*[.G32]*[.H32]" office:value-type="float" office:value="242944" calcext:value-type="float">
            <text:p>242944</text:p>
          </table:table-cell>
          <table:table-cell table:formula="of:=MOD([.N32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33FD_256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([.F33]-1)*[.G33]*[.D33]+[.I33]+[.K33]" office:value-type="float" office:value="1136" calcext:value-type="float">
            <text:p>1136</text:p>
          </table:table-cell>
          <table:table-cell table:formula="of:=([.F33]-1)*[.G33]*[.D33]*[.H33]+[.I33]*[.J33]+[.K33]*[.L33]" office:value-type="float" office:value="287488" calcext:value-type="float">
            <text:p>287488</text:p>
          </table:table-cell>
          <table:table-cell table:formula="of:=MOD([.N33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33FD_512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([.F34]-1)*[.G34]*[.D34]+[.I34]+[.K34]" office:value-type="float" office:value="618" calcext:value-type="float">
            <text:p>618</text:p>
          </table:table-cell>
          <table:table-cell table:formula="of:=([.F34]-1)*[.G34]*[.D34]*[.H34]+[.I34]*[.J34]+[.K34]*[.L34]" office:value-type="float" office:value="306432" calcext:value-type="float">
            <text:p>306432</text:p>
          </table:table-cell>
          <table:table-cell table:formula="of:=MOD([.N34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43FD_128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le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([.F35]-1)*[.G35]*[.D35]+[.I35]+[.K35]" office:value-type="float" office:value="3874" calcext:value-type="float">
            <text:p>3874</text:p>
          </table:table-cell>
          <table:table-cell table:formula="of:=([.F35]-1)*[.G35]*[.D35]*[.H35]+[.I35]*[.J35]+[.K35]*[.L35]" office:value-type="float" office:value="495872" calcext:value-type="float">
            <text:p>495872</text:p>
          </table:table-cell>
          <table:table-cell table:formula="of:=MOD([.N35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43FD_256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le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([.F36]-1)*[.G36]*[.D36]+[.I36]+[.K36]" office:value-type="float" office:value="3874" calcext:value-type="float">
            <text:p>3874</text:p>
          </table:table-cell>
          <table:table-cell table:formula="of:=([.F36]-1)*[.G36]*[.D36]*[.H36]+[.I36]*[.J36]+[.K36]*[.L36]" office:value-type="float" office:value="988416" calcext:value-type="float">
            <text:p>988416</text:p>
          </table:table-cell>
          <table:table-cell table:formula="of:=MOD([.N36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53FD_256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37]-1)*[.G37]*[.D37]+[.I37]+[.K37]" office:value-type="float" office:value="3900" calcext:value-type="float">
            <text:p>3900</text:p>
          </table:table-cell>
          <table:table-cell table:formula="of:=([.F37]-1)*[.G37]*[.D37]*[.H37]+[.I37]*[.J37]+[.K37]*[.L37]" office:value-type="float" office:value="995072" calcext:value-type="float">
            <text:p>995072</text:p>
          </table:table-cell>
          <table:table-cell table:formula="of:=MOD([.N37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53FD_512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38]-1)*[.G38]*[.D38]+[.I38]+[.K38]" office:value-type="float" office:value="2272" calcext:value-type="float">
            <text:p>2272</text:p>
          </table:table-cell>
          <table:table-cell table:formula="of:=([.F38]-1)*[.G38]*[.D38]*[.H38]+[.I38]*[.J38]+[.K38]*[.L38]" office:value-type="float" office:value="1146624" calcext:value-type="float">
            <text:p>1146624</text:p>
          </table:table-cell>
          <table:table-cell table:formula="of:=MOD([.N38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53FD_1024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39]-1)*[.G39]*[.D39]+[.I39]+[.K39]" office:value-type="float" office:value="1236" calcext:value-type="float">
            <text:p>1236</text:p>
          </table:table-cell>
          <table:table-cell table:formula="of:=([.F39]-1)*[.G39]*[.D39]*[.H39]+[.I39]*[.J39]+[.K39]*[.L39]" office:value-type="float" office:value="1222400" calcext:value-type="float">
            <text:p>1222400</text:p>
          </table:table-cell>
          <table:table-cell table:formula="of:=MOD([.N39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DEC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X01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41]*[.F41]*[.G41]" office:value-type="float" office:value="2002" calcext:value-type="float">
            <text:p>2002</text:p>
          </table:table-cell>
          <table:table-cell table:formula="of:=[.D41]*[.F41]*[.G41]*[.H41]" office:value-type="float" office:value="256256" calcext:value-type="float">
            <text:p>256256</text:p>
          </table:table-cell>
          <table:table-cell table:formula="of:=MOD([.N41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02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/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2]*[.F42]*[.G42]" office:value-type="float" office:value="2002" calcext:value-type="float">
            <text:p>2002</text:p>
          </table:table-cell>
          <table:table-cell table:formula="of:=[.D42]*[.F42]*[.G42]*[.H42]" office:value-type="float" office:value="512512" calcext:value-type="float">
            <text:p>512512</text:p>
          </table:table-cell>
          <table:table-cell table:formula="of:=MOD([.N4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Acorn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CORN_525_SS_SD_40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4]*[.F44]*[.G44]" office:value-type="float" office:value="400" calcext:value-type="float">
            <text:p>400</text:p>
          </table:table-cell>
          <table:table-cell table:formula="of:=[.D44]*[.F44]*[.G44]*[.H44]" office:value-type="float" office:value="102400" calcext:value-type="float">
            <text:p>102400</text:p>
          </table:table-cell>
          <table:table-cell table:formula="of:=MOD([.N4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ORN_525_SS_SD_80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5]*[.F45]*[.G45]" office:value-type="float" office:value="800" calcext:value-type="float">
            <text:p>800</text:p>
          </table:table-cell>
          <table:table-cell table:formula="of:=[.D45]*[.F45]*[.G45]*[.H45]" office:value-type="float" office:value="204800" calcext:value-type="float">
            <text:p>204800</text:p>
          </table:table-cell>
          <table:table-cell table:formula="of:=MOD([.N4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ORN_525_SS_DD_40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6]*[.F46]*[.G46]" office:value-type="float" office:value="640" calcext:value-type="float">
            <text:p>640</text:p>
          </table:table-cell>
          <table:table-cell table:formula="of:=[.D46]*[.F46]*[.G46]*[.H46]" office:value-type="float" office:value="163840" calcext:value-type="float">
            <text:p>163840</text:p>
          </table:table-cell>
          <table:table-cell table:formula="of:=MOD([.N46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ORN_525_SS_DD_80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7]*[.F47]*[.G47]" office:value-type="float" office:value="1280" calcext:value-type="float">
            <text:p>1280</text:p>
          </table:table-cell>
          <table:table-cell table:formula="of:=[.D47]*[.F47]*[.G47]*[.H47]" office:value-type="float" office:value="327680" calcext:value-type="float">
            <text:p>327680</text:p>
          </table:table-cell>
          <table:table-cell table:formula="of:=MOD([.N47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ORN_525_DS_D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48]*[.F48]*[.G48]" office:value-type="float" office:value="2560" calcext:value-type="float">
            <text:p>2560</text:p>
          </table:table-cell>
          <table:table-cell table:formula="of:=[.D48]*[.F48]*[.G48]*[.H48]" office:value-type="float" office:value="655360" calcext:value-type="float">
            <text:p>655360</text:p>
          </table:table-cell>
          <table:table-cell table:formula="of:=MOD([.N48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Atari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TARI_525_S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50]*[.F50]*[.G50]" office:value-type="float" office:value="720" calcext:value-type="float">
            <text:p>720</text:p>
          </table:table-cell>
          <table:table-cell table:formula="of:=[.D50]*[.F50]*[.G50]*[.H50]" office:value-type="float" office:value="92160" calcext:value-type="float">
            <text:p>92160</text:p>
          </table:table-cell>
          <table:table-cell table:formula="of:=MOD([.N5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RI_525_E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hanced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51]*[.F51]*[.G51]" office:value-type="float" office:value="1040" calcext:value-type="float">
            <text:p>1040</text:p>
          </table:table-cell>
          <table:table-cell table:formula="of:=[.D51]*[.F51]*[.G51]*[.H51]" office:value-type="float" office:value="133120" calcext:value-type="float">
            <text:p>133120</text:p>
          </table:table-cell>
          <table:table-cell table:formula="of:=MOD([.N51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RI_525_D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[.D52]*[.F52]*[.G52]" office:value-type="float" office:value="720" calcext:value-type="float">
            <text:p>720</text:p>
          </table:table-cell>
          <table:table-cell table:formula="of:=[.D52]*[.F52]*[.G52]*[.H52]" office:value-type="float" office:value="184320" calcext:value-type="float">
            <text:p>184320</text:p>
          </table:table-cell>
          <table:table-cell table:formula="of:=MOD([.N5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Commodore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BM_35_D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54]*[.F54]*[.G54]" office:value-type="float" office:value="1600" calcext:value-type="float">
            <text:p>1600</text:p>
          </table:table-cell>
          <table:table-cell table:formula="of:=[.D54]*[.F54]*[.G54]*[.H54]" office:value-type="float" office:value="819200" calcext:value-type="float">
            <text:p>819200</text:p>
          </table:table-cell>
          <table:table-cell table:formula="of:=MOD([.N5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M_AMIGA_35_D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55]*[.F55]*[.G55]" office:value-type="float" office:value="1760" calcext:value-type="float">
            <text:p>1760</text:p>
          </table:table-cell>
          <table:table-cell table:formula="of:=[.D55]*[.F55]*[.G55]*[.H55]" office:value-type="float" office:value="901120" calcext:value-type="float">
            <text:p>901120</text:p>
          </table:table-cell>
          <table:table-cell table:formula="of:=MOD([.N5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M_AMIGA_35_H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56]*[.F56]*[.G56]" office:value-type="float" office:value="3520" calcext:value-type="float">
            <text:p>3520</text:p>
          </table:table-cell>
          <table:table-cell table:formula="of:=[.D56]*[.F56]*[.G56]*[.H56]" office:value-type="float" office:value="1802240" calcext:value-type="float">
            <text:p>1802240</text:p>
          </table:table-cell>
          <table:table-cell table:formula="of:=MOD([.N56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NEC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EC_8_SD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58]*[.F58]*[.G58]" office:value-type="float" office:value="2002" calcext:value-type="float">
            <text:p>2002</text:p>
          </table:table-cell>
          <table:table-cell table:formula="of:=[.D58]*[.F58]*[.G58]*[.H58]" office:value-type="float" office:value="256256" calcext:value-type="float">
            <text:p>256256</text:p>
          </table:table-cell>
          <table:table-cell table:formula="of:=MOD([.N58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_8_DD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D59]*[.F59]*[.G59]" office:value-type="float" office:value="1232" calcext:value-type="float">
            <text:p>1232</text:p>
          </table:table-cell>
          <table:table-cell table:formula="of:=[.D59]*[.F59]*[.G59]*[.H59]" office:value-type="float" office:value="1261568" calcext:value-type="float">
            <text:p>1261568</text:p>
          </table:table-cell>
          <table:table-cell table:formula="of:=MOD([.N59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_525_H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D60]*[.F60]*[.G60]" office:value-type="float" office:value="1280" calcext:value-type="float">
            <text:p>1280</text:p>
          </table:table-cell>
          <table:table-cell table:formula="of:=[.D60]*[.F60]*[.G60]*[.H60]" office:value-type="float" office:value="1310720" calcext:value-type="float">
            <text:p>1310720</text:p>
          </table:table-cell>
          <table:table-cell table:formula="of:=MOD([.N6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_35_HD_8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D61]*[.F61]*[.G61]" office:value-type="float" office:value="1280" calcext:value-type="float">
            <text:p>1280</text:p>
          </table:table-cell>
          <table:table-cell table:formula="of:=[.D61]*[.F61]*[.G61]*[.H61]" office:value-type="float" office:value="1310720" calcext:value-type="float">
            <text:p>1310720</text:p>
          </table:table-cell>
          <table:table-cell table:formula="of:=MOD([.N61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_35_HD_15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62]*[.F62]*[.G62]" office:value-type="float" office:value="2400" calcext:value-type="float">
            <text:p>2400</text:p>
          </table:table-cell>
          <table:table-cell table:formula="of:=[.D62]*[.F62]*[.G62]*[.H62]" office:value-type="float" office:value="1228800" calcext:value-type="float">
            <text:p>1228800</text:p>
          </table:table-cell>
          <table:table-cell table:formula="of:=MOD([.N6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SHARP 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HARP_525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D64]*[.F64]*[.G64]" office:value-type="float" office:value="1232" calcext:value-type="float">
            <text:p>1232</text:p>
          </table:table-cell>
          <table:table-cell table:formula="of:=[.D64]*[.F64]*[.G64]*[.H64]" office:value-type="float" office:value="1261568" calcext:value-type="float">
            <text:p>1261568</text:p>
          </table:table-cell>
          <table:table-cell table:formula="of:=MOD([.N6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P_35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D65]*[.F65]*[.G65]" office:value-type="float" office:value="1232" calcext:value-type="float">
            <text:p>1232</text:p>
          </table:table-cell>
          <table:table-cell table:formula="of:=[.D65]*[.F65]*[.G65]*[.H65]" office:value-type="float" office:value="1261568" calcext:value-type="float">
            <text:p>1261568</text:p>
          </table:table-cell>
          <table:table-cell table:formula="of:=MOD([.N6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ECMA standard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ECMA_99_8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67]-1)*[.G67]*[.D67]+[.I67]+[.K67]" office:value-type="float" office:value="1316" calcext:value-type="float">
            <text:p>1316</text:p>
          </table:table-cell>
          <table:table-cell table:formula="of:=([.F67]-1)*[.G67]*[.D67]*[.H67]+[.I67]*[.J67]+[.K67]*[.L67]" office:value-type="float" office:value="1304320" calcext:value-type="float">
            <text:p>1304320</text:p>
          </table:table-cell>
          <table:table-cell table:formula="of:=MOD([.N67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99_15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68]-1)*[.G68]*[.D68]+[.I68]+[.K68]" office:value-type="float" office:value="2332" calcext:value-type="float">
            <text:p>2332</text:p>
          </table:table-cell>
          <table:table-cell table:formula="of:=([.F68]-1)*[.G68]*[.D68]*[.H68]+[.I68]*[.J68]+[.K68]*[.L68]" office:value-type="float" office:value="1177344" calcext:value-type="float">
            <text:p>1177344</text:p>
          </table:table-cell>
          <table:table-cell table:formula="of:=MOD([.N68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99_26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69]-1)*[.G69]*[.D69]+[.I69]+[.K69]" office:value-type="float" office:value="4004" calcext:value-type="float">
            <text:p>4004</text:p>
          </table:table-cell>
          <table:table-cell table:formula="of:=([.F69]-1)*[.G69]*[.D69]*[.H69]+[.I69]*[.J69]+[.K69]*[.L69]" office:value-type="float" office:value="1021696" calcext:value-type="float">
            <text:p>1021696</text:p>
          </table:table-cell>
          <table:table-cell table:formula="of:=MOD([.N69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00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70]*[.F70]*[.G70]" office:value-type="float" office:value="1440" calcext:value-type="float">
            <text:p>1440</text:p>
          </table:table-cell>
          <table:table-cell table:formula="of:=[.D70]*[.F70]*[.G70]*[.H70]" office:value-type="float" office:value="737280" calcext:value-type="float">
            <text:p>737280</text:p>
          </table:table-cell>
          <table:table-cell table:formula="of:=MOD([.N7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25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71]*[.F71]*[.G71]" office:value-type="float" office:value="2880" calcext:value-type="float">
            <text:p>2880</text:p>
          </table:table-cell>
          <table:table-cell table:formula="of:=[.D71]*[.F71]*[.G71]*[.H71]" office:value-type="float" office:value="1474560" calcext:value-type="float">
            <text:p>1474560</text:p>
          </table:table-cell>
          <table:table-cell table:formula="of:=MOD([.N71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47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nded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72]*[.F72]*[.G72]" office:value-type="float" office:value="5760" calcext:value-type="float">
            <text:p>5760</text:p>
          </table:table-cell>
          <table:table-cell table:formula="of:=[.D72]*[.F72]*[.G72]*[.H72]" office:value-type="float" office:value="2949120" calcext:value-type="float">
            <text:p>2949120</text:p>
          </table:table-cell>
          <table:table-cell table:formula="of:=MOD([.N7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54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73]*[.F73]*[.G73]" office:value-type="float" office:value="2002" calcext:value-type="float">
            <text:p>2002</text:p>
          </table:table-cell>
          <table:table-cell table:formula="of:=[.D73]*[.F73]*[.G73]*[.H73]" office:value-type="float" office:value="256256" calcext:value-type="float">
            <text:p>256256</text:p>
          </table:table-cell>
          <table:table-cell table:formula="of:=MOD([.N73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59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formula="of:=[.D74]*[.F74]*[.G74]" office:value-type="float" office:value="4004" calcext:value-type="float">
            <text:p>4004</text:p>
          </table:table-cell>
          <table:table-cell table:formula="of:=[.D74]*[.F74]*[.G74]*[.H74]" office:value-type="float" office:value="512512" calcext:value-type="float">
            <text:p>512512</text:p>
          </table:table-cell>
          <table:table-cell table:formula="of:=MOD([.N7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66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([.F75]-1)*[.G75]*[.D75]+[.I75]+[.K75]" office:value-type="float" office:value="322" calcext:value-type="float">
            <text:p>322</text:p>
          </table:table-cell>
          <table:table-cell table:formula="of:=([.F75]-1)*[.G75]*[.D75]*[.H75]+[.I75]*[.J75]+[.K75]*[.L75]" office:value-type="float" office:value="80384" calcext:value-type="float">
            <text:p>80384</text:p>
          </table:table-cell>
          <table:table-cell table:formula="of:=MOD([.N7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69_8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76]-1)*[.G76]*[.D76]+[.I76]+[.K76]" office:value-type="float" office:value="1268" calcext:value-type="float">
            <text:p>1268</text:p>
          </table:table-cell>
          <table:table-cell table:formula="of:=([.F76]-1)*[.G76]*[.D76]*[.H76]+[.I76]*[.J76]+[.K76]*[.L76]" office:value-type="float" office:value="1255168" calcext:value-type="float">
            <text:p>1255168</text:p>
          </table:table-cell>
          <table:table-cell table:formula="of:=MOD([.N76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69_15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77]-1)*[.G77]*[.D77]+[.I77]+[.K77]" office:value-type="float" office:value="2332" calcext:value-type="float">
            <text:p>2332</text:p>
          </table:table-cell>
          <table:table-cell table:formula="of:=([.F77]-1)*[.G77]*[.D77]*[.H77]+[.I77]*[.J77]+[.K77]*[.L77]" office:value-type="float" office:value="1177344" calcext:value-type="float">
            <text:p>1177344</text:p>
          </table:table-cell>
          <table:table-cell table:formula="of:=MOD([.N77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69_26</text:p>
          </table:table-cell>
          <table:table-cell office:value-type="string" calcext:value-type="string">
            <text:p>8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table:formula="of:=([.F78]-1)*[.G78]*[.D78]+[.I78]+[.K78]" office:value-type="float" office:value="4004" calcext:value-type="float">
            <text:p>4004</text:p>
          </table:table-cell>
          <table:table-cell table:formula="of:=([.F78]-1)*[.G78]*[.D78]*[.H78]+[.I78]*[.J78]+[.K78]*[.L78]" office:value-type="float" office:value="1021696" calcext:value-type="float">
            <text:p>1021696</text:p>
          </table:table-cell>
          <table:table-cell table:formula="of:=MOD([.N78];512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70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([.F79]-1)*[.G79]*[.D79]+[.I79]+[.K79]" office:value-type="float" office:value="1280" calcext:value-type="float">
            <text:p>1280</text:p>
          </table:table-cell>
          <table:table-cell table:formula="of:=([.F79]-1)*[.G79]*[.D79]*[.H79]+[.I79]*[.J79]+[.K79]*[.L79]" office:value-type="float" office:value="325632" calcext:value-type="float">
            <text:p>325632</text:p>
          </table:table-cell>
          <table:table-cell table:formula="of:=MOD([.N79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78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([.F80]-1)*[.G80]*[.D80]+[.I80]+[.K80]" office:value-type="float" office:value="2560" calcext:value-type="float">
            <text:p>2560</text:p>
          </table:table-cell>
          <table:table-cell table:formula="of:=([.F80]-1)*[.G80]*[.D80]*[.H80]+[.I80]*[.J80]+[.K80]*[.L80]" office:value-type="float" office:value="653312" calcext:value-type="float">
            <text:p>653312</text:p>
          </table:table-cell>
          <table:table-cell table:formula="of:=MOD([.N8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78_2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81]*[.F81]*[.G81]" office:value-type="float" office:value="1440" calcext:value-type="float">
            <text:p>1440</text:p>
          </table:table-cell>
          <table:table-cell table:formula="of:=[.D81]*[.F81]*[.G81]*[.H81]" office:value-type="float" office:value="737280" calcext:value-type="float">
            <text:p>737280</text:p>
          </table:table-cell>
          <table:table-cell table:formula="of:=MOD([.N81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54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.O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250000" calcext:value-type="float">
            <text:p>250000</text:p>
          </table:table-cell>
          <table:table-cell table:style-name="Default" table:formula="of:=[.M82]*[.F82]" office:value-type="float" office:value="128000000" calcext:value-type="float">
            <text:p>128000000</text:p>
          </table:table-cell>
          <table:table-cell table:formula="of:=MOD([.N8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83_512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.O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940470" calcext:value-type="float">
            <text:p>940470</text:p>
          </table:table-cell>
          <table:table-cell table:style-name="Default" table:formula="of:=[.M83]*[.F83]" office:value-type="float" office:value="481520640" calcext:value-type="float">
            <text:p>481520640</text:p>
          </table:table-cell>
          <table:table-cell table:formula="of:=MOD([.N83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83_1024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.O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520902" calcext:value-type="float">
            <text:p>520902</text:p>
          </table:table-cell>
          <table:table-cell table:style-name="Default" table:formula="of:=[.M84]*[.F84]" office:value-type="float" office:value="533403648" calcext:value-type="float">
            <text:p>533403648</text:p>
          </table:table-cell>
          <table:table-cell table:formula="of:=MOD([.N84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84_512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.O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1165600" calcext:value-type="float">
            <text:p>1165600</text:p>
          </table:table-cell>
          <table:table-cell table:style-name="Default" table:formula="of:=[.M85]*[.F85]" office:value-type="float" office:value="596787200" calcext:value-type="float">
            <text:p>596787200</text:p>
          </table:table-cell>
          <table:table-cell table:formula="of:=MOD([.N85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184_1024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.O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639200" calcext:value-type="float">
            <text:p>639200</text:p>
          </table:table-cell>
          <table:table-cell table:style-name="Default" table:formula="of:=[.M86]*[.F86]" office:value-type="float" office:value="654540800" calcext:value-type="float">
            <text:p>654540800</text:p>
          </table:table-cell>
          <table:table-cell table:formula="of:=MOD([.N86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A_201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.O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48500" calcext:value-type="float">
            <text:p>448500</text:p>
          </table:table-cell>
          <table:table-cell table:style-name="Default" table:formula="of:=[.M87]*[.F87]" office:value-type="float" office:value="229632000" calcext:value-type="float">
            <text:p>229632000</text:p>
          </table:table-cell>
          <table:table-cell table:formula="of:=MOD([.N87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5" table:number-rows-spanned="1">
            <text:p>FDFORMAT, non-standard floppy formats</text:p>
          </table:table-cell>
          <table:covered-table-cell table:number-columns-repeated="12"/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DFORMAT_525_D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89]*[.F89]*[.G89]" office:value-type="float" office:value="1640" calcext:value-type="float">
            <text:p>1640</text:p>
          </table:table-cell>
          <table:table-cell table:formula="of:=[.D89]*[.F89]*[.G89]*[.H89]" office:value-type="float" office:value="839680" calcext:value-type="float">
            <text:p>839680</text:p>
          </table:table-cell>
          <table:table-cell table:formula="of:=MOD([.N89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FORMAT_525_HD</text:p>
          </table:table-cell>
          <table:table-cell office:value-type="string" calcext:value-type="string">
            <text:p>5,2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90]*[.F90]*[.G90]" office:value-type="float" office:value="2788" calcext:value-type="float">
            <text:p>2788</text:p>
          </table:table-cell>
          <table:table-cell table:formula="of:=[.D90]*[.F90]*[.G90]*[.H90]" office:value-type="float" office:value="1427456" calcext:value-type="float">
            <text:p>1427456</text:p>
          </table:table-cell>
          <table:table-cell table:formula="of:=MOD([.N90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FORMAT_35_D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91]*[.F91]*[.G91]" office:value-type="float" office:value="1640" calcext:value-type="float">
            <text:p>1640</text:p>
          </table:table-cell>
          <table:table-cell table:formula="of:=[.D91]*[.F91]*[.G91]*[.H91]" office:value-type="float" office:value="839680" calcext:value-type="float">
            <text:p>839680</text:p>
          </table:table-cell>
          <table:table-cell table:formula="of:=MOD([.N91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FORMAT_35_HD</text:p>
          </table:table-cell>
          <table:table-cell office:value-type="string" calcext:value-type="string">
            <text:p>3,5"</text:p>
          </table:table-cell>
          <table:table-cell office:value-type="string" calcext:value-type="string">
            <text:p>M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D92]*[.F92]*[.G92]" office:value-type="float" office:value="3444" calcext:value-type="float">
            <text:p>3444</text:p>
          </table:table-cell>
          <table:table-cell table:formula="of:=[.D92]*[.F92]*[.G92]*[.H92]" office:value-type="float" office:value="1763328" calcext:value-type="float">
            <text:p>1763328</text:p>
          </table:table-cell>
          <table:table-cell table:formula="of:=MOD([.N92];51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Mono" svg:font-family="AndaleMono"/>
    <style:font-face style:name="F" svg:font-family="" style:font-family-generic="roman"/>
    <style:font-face style:name="Menlo" svg:font-family="Menlo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8:17:41.809127000</meta:creation-date>
    <dc:date>2014-06-07T23:37:32.329915000</dc:date>
    <meta:editing-duration>PT5H16M37S</meta:editing-duration>
    <meta:editing-cycles>5</meta:editing-cycles>
    <meta:generator>LibreOffice/4.2.4.2$MacOSX_X86_64 LibreOffice_project/63150712c6d317d27ce2db16eb94c2f3d7b699f8</meta:generator>
    <meta:document-statistic meta:table-count="1" meta:cell-count="914" meta:object-count="0"/>
  </office:meta>
</office:document-meta>
</file>